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NewRomanPSMT+1" svg:font-family="TimesNewRomanPSMT+1, 'MS Mincho'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3">
      <style:paragraph-properties fo:text-align="justify" style:justify-single-word="false"/>
      <style:text-properties style:font-name="Times new roman" officeooo:paragraph-rsid="001f9c41"/>
    </style:style>
    <style:style style:name="P2" style:family="paragraph" style:parent-style-name="Standard">
      <style:paragraph-properties style:text-autospace="none"/>
      <style:text-properties style:font-name="Times new roman" officeooo:paragraph-rsid="001f9c4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officeooo:paragraph-rsid="001f9c41" style:font-size-asian="11pt" style:font-size-complex="11pt"/>
    </style:style>
    <style:style style:name="P4" style:family="paragraph" style:parent-style-name="Standard" style:list-style-name="WW8Num3">
      <loext:graphic-properties draw:fill="none"/>
      <style:paragraph-properties fo:margin-left="-0.499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officeooo:paragraph-rsid="001f9c41" style:font-size-asian="11pt" style:font-size-complex="11pt"/>
    </style:style>
    <style:style style:name="P5" style:family="paragraph" style:parent-style-name="Standard" style:list-style-name="WW8Num3">
      <loext:graphic-properties draw:fill="none"/>
      <style:paragraph-properties fo:margin-left="-0.499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1f9c41"/>
    </style:style>
    <style:style style:name="P6" style:family="paragraph" style:parent-style-name="Standard" style:list-style-name="WW8Num3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officeooo:paragraph-rsid="001f9c41" style:font-size-asian="11pt" style:font-size-complex="11pt"/>
    </style:style>
    <style:style style:name="P7" style:family="paragraph" style:parent-style-name="Standard" style:list-style-name="WW8Num3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officeooo:paragraph-rsid="001f9c41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>
          <style:tab-stop style:position="0.3cm"/>
        </style:tab-stops>
      </style:paragraph-properties>
      <style:text-properties style:font-name="Times new roman" fo:font-size="12pt" officeooo:rsid="0020d934" officeooo:paragraph-rsid="001f9c41" style:font-size-asian="12pt" style:font-size-complex="12pt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officeooo:paragraph-rsid="001f9c41" style:font-size-asian="12pt" style:font-size-complex="12pt"/>
    </style:style>
    <style:style style:name="P1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officeooo:paragraph-rsid="001f9c41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1pt" officeooo:paragraph-rsid="001f9c41" style:font-size-asian="11pt" style:font-size-complex="11pt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1pt" officeooo:paragraph-rsid="001f9c41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.635cm" fo:margin-right="0cm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1pt" officeooo:paragraph-rsid="001f9c41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.6cm" fo:margin-right="0cm" fo:text-align="justify" style:justify-single-word="false" fo:orphans="2" fo:widows="2" fo:text-indent="-0.9cm" style:auto-text-indent="false" fo:background-color="transparent" style:writing-mode="lr-tb"/>
      <style:text-properties officeooo:rsid="0021d20a" officeooo:paragraph-rsid="001f9c41"/>
    </style:style>
    <style:style style:name="P15" style:family="paragraph" style:parent-style-name="Standard">
      <loext:graphic-properties draw:fill="none"/>
      <style:paragraph-properties fo:margin-left="0.6cm" fo:margin-right="0cm" fo:text-align="justify" style:justify-single-word="false" fo:orphans="2" fo:widows="2" fo:text-indent="-0.9cm" style:auto-text-indent="false" fo:background-color="transparent" style:writing-mode="lr-tb"/>
      <style:text-properties officeooo:paragraph-rsid="001f9c41"/>
    </style:style>
    <style:style style:name="P16" style:family="paragraph" style:parent-style-name="Standard">
      <loext:graphic-properties draw:fill="none"/>
      <style:paragraph-properties fo:margin-left="0.6cm" fo:margin-right="0cm" fo:text-align="justify" style:justify-single-word="false" fo:orphans="2" fo:widows="2" fo:text-indent="-0.9cm" style:auto-text-indent="false" fo:background-color="transparent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cb93" officeooo:paragraph-rsid="001f9c41" style:letter-kerning="true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="none"/>
      <style:paragraph-properties fo:margin-left="0.6cm" fo:margin-right="0cm" fo:text-align="justify" style:justify-single-word="false" fo:orphans="2" fo:widows="2" fo:text-indent="-0.9cm" style:auto-text-indent="false" fo:background-color="transparent" style:writing-mode="lr-tb"/>
      <style:text-properties style:font-name="Times new roman" fo:font-size="11pt" officeooo:paragraph-rsid="001f9c41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orphans="2" fo:widows="2" fo:text-indent="-0.9cm" style:auto-text-indent="false" style:page-number="auto" fo:background-color="transparent" style:writing-mode="lr-tb"/>
      <style:text-properties officeooo:paragraph-rsid="001f9c41"/>
    </style:style>
    <style:style style:name="P19" style:family="paragraph" style:parent-style-name="Standard">
      <loext:graphic-properties draw:fill="none"/>
      <style:paragraph-properties fo:margin-left="0.6cm" fo:margin-right="0cm" fo:text-align="justify" style:justify-single-word="false" fo:orphans="2" fo:widows="2" fo:text-indent="-1cm" style:auto-text-indent="false" fo:background-color="transparent" style:writing-mode="lr-tb">
        <style:tab-stops>
          <style:tab-stop style:position="0.106cm"/>
        </style:tab-stops>
      </style:paragraph-properties>
      <style:text-properties officeooo:paragraph-rsid="001f9c41"/>
    </style:style>
    <style:style style:name="P20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officeooo:paragraph-rsid="001f9c41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1pt" officeooo:paragraph-rsid="001f9c41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-0.4cm" style:auto-text-indent="false" fo:background-color="transparent" style:writing-mode="lr-tb"/>
      <style:text-properties style:font-name="Times new roman" officeooo:paragraph-rsid="001f9c41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-0.4cm" style:auto-text-indent="false" style:page-number="auto" fo:background-color="transparent" style:writing-mode="lr-tb"/>
      <style:text-properties style:font-name="Times new roman" officeooo:paragraph-rsid="001f9c41"/>
    </style:style>
    <style:style style:name="P24" style:family="paragraph" style:parent-style-name="Standard" style:list-style-name="WW8Num3">
      <loext:graphic-properties draw:fill="none"/>
      <style:paragraph-properties fo:margin-left="-0.49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-0.282cm"/>
        </style:tab-stops>
      </style:paragraph-properties>
      <style:text-properties style:font-name="Times new roman" fo:font-size="11pt" officeooo:paragraph-rsid="001f9c41" style:font-size-asian="11pt" style:font-size-complex="11pt"/>
    </style:style>
    <style:style style:name="P25" style:family="paragraph" style:parent-style-name="Standard" style:list-style-name="WW8Num3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-0.282cm"/>
        </style:tab-stops>
      </style:paragraph-properties>
      <style:text-properties style:font-name="Times new roman" fo:font-size="11pt" officeooo:paragraph-rsid="001f9c41" style:font-size-asian="11pt" style:font-size-complex="11pt"/>
    </style:style>
    <style:style style:name="P26" style:family="paragraph" style:parent-style-name="Standard" style:list-style-name="WW8Num3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-1.693cm"/>
          <style:tab-stop style:position="-0.282cm"/>
          <style:tab-stop style:position="0.706cm"/>
        </style:tab-stops>
      </style:paragraph-properties>
      <style:text-properties style:font-name="Times new roman" officeooo:paragraph-rsid="001f9c41"/>
    </style:style>
    <style:style style:name="P27" style:family="paragraph" style:parent-style-name="Standard" style:list-style-name="WW8Num3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officeooo:paragraph-rsid="001f9c41"/>
    </style:style>
    <style:style style:name="P28" style:family="paragraph" style:parent-style-name="Standard">
      <loext:graphic-properties draw:fill="none"/>
      <style:paragraph-properties fo:margin-left="0cm" fo:margin-right="0cm" fo:orphans="2" fo:widows="2" fo:text-indent="-0.499cm" style:auto-text-indent="false" fo:background-color="transparent" style:text-autospace="none" style:writing-mode="lr-tb"/>
      <style:text-properties style:font-name="Times new roman" officeooo:paragraph-rsid="001f9c41"/>
    </style:style>
    <style:style style:name="P29" style:family="paragraph" style:parent-style-name="Standard" style:master-page-name="">
      <loext:graphic-properties draw:fill="none"/>
      <style:paragraph-properties fo:margin-left="0cm" fo:margin-right="0cm" fo:orphans="2" fo:widows="2" fo:text-indent="-0.499cm" style:auto-text-indent="false" style:page-number="auto" fo:background-color="transparent" style:text-autospace="none" style:writing-mode="lr-tb"/>
      <style:text-properties style:font-name="Times new roman" officeooo:paragraph-rsid="001f9c41"/>
    </style:style>
    <style:style style:name="P30" style:family="paragraph" style:parent-style-name="Standard" style:master-page-name="">
      <loext:graphic-properties draw:fill="none"/>
      <style:paragraph-properties fo:margin-left="0cm" fo:margin-right="0cm" fo:orphans="2" fo:widows="2" fo:text-indent="-0.499cm" style:auto-text-indent="false" style:page-number="auto" fo:background-color="transparent" style:text-autospace="none" style:writing-mode="lr-tb"/>
      <style:text-properties style:font-name="Times new roman" officeooo:paragraph-rsid="001f9c41"/>
    </style:style>
    <style:style style:name="P31" style:family="paragraph" style:parent-style-name="Standard" style:master-page-name="">
      <loext:graphic-properties draw:fill="none"/>
      <style:paragraph-properties fo:margin-left="0cm" fo:margin-right="0cm" fo:orphans="2" fo:widows="2" fo:text-indent="-0.499cm" style:auto-text-indent="false" style:page-number="auto" fo:background-color="transparent" style:text-autospace="none" style:writing-mode="lr-tb"/>
      <style:text-properties style:font-name="Times new roman" officeooo:paragraph-rsid="001f9c41"/>
    </style:style>
    <style:style style:name="T1" style:family="text">
      <style:text-properties officeooo:rsid="002915ac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20d934" style:font-size-asian="12pt" style:font-size-complex="12pt"/>
    </style:style>
    <style:style style:name="T4" style:family="text">
      <style:text-properties style:font-name="Times new roman" fo:font-size="12pt" officeooo:rsid="002216d9" style:font-size-asian="12pt" style:font-size-complex="12pt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23f599" style:font-size-asian="11pt" style:font-size-complex="11pt"/>
    </style:style>
    <style:style style:name="T7" style:family="text">
      <style:text-properties style:font-name="Times new roman" fo:font-size="11pt" officeooo:rsid="0020d934" style:font-size-asian="11pt" style:font-size-complex="11pt"/>
    </style:style>
    <style:style style:name="T8" style:family="text">
      <style:text-properties style:font-name="Times new roman" fo:font-size="11pt" officeooo:rsid="0020d934" style:font-size-asian="11pt" style:font-name-complex="Symbol1" style:font-size-complex="11pt"/>
    </style:style>
    <style:style style:name="T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934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1d20a" style:letter-kerning="true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6d9" style:letter-kerning="true" style:font-size-asian="12pt" style:font-style-asian="normal" style:font-weight-asian="normal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cb93" style:letter-kerning="true" style:font-size-asian="12pt" style:font-style-asian="normal" style:font-weight-asian="normal" style:font-size-complex="12pt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3f599" style:letter-kerning="true" style:font-size-asian="12pt" style:font-style-asian="normal" style:font-weight-asian="normal" style:font-size-complex="12pt" style:text-emphasize="none"/>
    </style:style>
    <style:style style:name="T15" style:family="text">
      <style:text-properties fo:color="#000000" style:text-outline="false" style:text-line-through-style="none" style:text-line-through-type="none" style:text-position="-21% 100%" style:font-name="Times new roman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style:text-position="-21% 100%" style:font-name="Times new roman" fo:font-size="12pt" fo:font-style="normal" fo:text-shadow="none" style:text-underline-style="none" fo:font-weight="normal" officeooo:rsid="0020d934" style:letter-kerning="true" style:font-size-asian="12pt" style:font-style-asian="normal" style:font-weight-asian="normal" style:font-size-complex="12pt" style:text-emphasize="none"/>
    </style:style>
    <style:style style:name="T17" style:family="text">
      <style:text-properties fo:color="#000000" style:text-outline="false" style:text-line-through-style="none" style:text-line-through-type="none" style:text-position="-21% 100%" style:font-name="Times new roman" fo:font-size="12pt" fo:font-style="normal" fo:text-shadow="none" style:text-underline-style="none" fo:font-weight="normal" officeooo:rsid="0021d20a" style:letter-kerning="true" style:font-size-asian="12pt" style:font-style-asian="normal" style:font-weight-asian="normal" style:font-size-complex="12pt" style:text-emphasize="none"/>
    </style:style>
    <style:style style:name="T18" style:family="text"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9" style:family="text"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normal" officeooo:rsid="0021d20a" style:letter-kerning="true" style:font-size-asian="12pt" style:font-style-asian="normal" style:font-weight-asian="normal" style:font-size-complex="12pt" style:text-emphasize="none"/>
    </style:style>
    <style:style style:name="T20" style:family="text"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normal" officeooo:rsid="0020d934" style:letter-kerning="true" style:font-size-asian="12pt" style:font-style-asian="normal" style:font-weight-asian="normal" style:font-name-complex="Symbol1" style:font-size-complex="12pt" style:text-emphasize="none"/>
    </style:style>
    <style:style style:name="T21" style:family="text">
      <style:text-properties fo:color="#000000" style:text-outline="false" style:text-line-through-style="none" style:text-line-through-type="none" style:text-position="26% 100%" style:font-name="Times new roman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2" style:family="text">
      <style:text-properties fo:color="#000000" style:text-outline="false" style:text-line-through-style="none" style:text-line-through-type="none" style:text-position="26% 100%" style:font-name="Times new roman" fo:font-size="12pt" fo:font-style="normal" fo:text-shadow="none" style:text-underline-style="none" fo:font-weight="normal" officeooo:rsid="0021d20a" style:letter-kerning="true" style:font-size-asian="12pt" style:font-style-asian="normal" style:font-weight-asian="normal" style:font-size-complex="12pt" style:text-emphasize="none"/>
    </style:style>
    <style:style style:name="T23" style:family="text">
      <style:text-properties style:text-position="sub 58%" style:font-name="Times new roman" fo:font-size="11pt" style:font-size-asian="11pt" style:font-size-complex="11pt"/>
    </style:style>
    <style:style style:name="T24" style:family="text">
      <style:text-properties style:text-position="sub 58%" style:font-name="Times new roman" fo:font-size="11pt" officeooo:rsid="0020d934" style:font-size-asian="11pt" style:font-size-complex="11pt"/>
    </style:style>
    <style:style style:name="T25" style:family="text">
      <style:text-properties officeooo:rsid="0023f599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23f599" style:font-size-asian="11pt" style:font-size-complex="11pt"/>
    </style:style>
    <style:style style:name="T28" style:family="text">
      <style:text-properties fo:font-size="11pt" officeooo:rsid="002559a7" style:font-size-asian="11pt" style:font-size-complex="11pt"/>
    </style:style>
    <style:style style:name="T29" style:family="text">
      <style:text-properties fo:font-size="11pt" officeooo:rsid="0026ad8b" style:font-size-asian="11pt" style:font-size-complex="11pt"/>
    </style:style>
    <style:style style:name="T30" style:family="text">
      <style:text-properties fo:font-size="11pt" fo:font-style="italic" style:font-size-asian="11pt" style:font-style-asian="italic" style:font-size-complex="11pt"/>
    </style:style>
    <style:style style:name="T31" style:family="text">
      <style:text-properties fo:font-size="11pt" fo:font-style="italic" style:font-size-asian="11pt" style:font-style-asian="italic" style:font-size-complex="11pt" style:font-style-complex="italic"/>
    </style:style>
    <style:style style:name="T32" style:family="text">
      <style:text-properties fo:font-size="11pt" fo:font-style="italic" officeooo:rsid="0023f599" style:font-size-asian="11pt" style:font-style-asian="italic" style:font-size-complex="11pt" style:font-style-complex="italic"/>
    </style:style>
    <style:style style:name="T33" style:family="text">
      <style:text-properties fo:font-size="11pt" style:font-name-asian="Symbol1" style:font-size-asian="11pt" style:font-name-complex="Symbol1" style:font-size-complex="11pt"/>
    </style:style>
    <style:style style:name="T34" style:family="text">
      <style:text-properties fo:font-size="11pt" style:font-name-asian="TimesNewRomanPSMT+1" style:font-size-asian="11pt" style:font-size-complex="11pt"/>
    </style:style>
    <style:style style:name="T35" style:family="text">
      <style:text-properties officeooo:rsid="002559a7"/>
    </style:style>
    <style:style style:name="T36" style:family="text">
      <style:text-properties style:font-name="Symbol1" fo:font-size="11pt" style:font-name-asian="Symbol1" style:font-size-asian="11pt" style:font-name-complex="Symbol1" style:font-size-complex="11pt"/>
    </style:style>
    <style:style style:name="T37" style:family="text">
      <style:text-properties officeooo:rsid="00280de1"/>
    </style:style>
    <style:style style:name="T38" style:family="text">
      <style:text-properties officeooo:rsid="00287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cture-8</text:p>
      <text:p text:style-name="P9">Inverter: NMOS</text:p>
      <text:p text:style-name="P18"><text:span text:style-name="T3">1. </text:span><text:span text:style-name="T2">In </text:span><text:span text:style-name="T3">a NMOS transistor find out the current at different conditions- cutoff, liner, satuaration.</text:span></text:p>
      <text:p text:style-name="P14"><text:span text:style-name="T3">2. </text:span><text:span text:style-name="T2">Deduce the characteristics of an NMOS </text:span><text:span text:style-name="T4">enhancement mode transistor </text:span><text:span text:style-name="T2">for </text:span><text:span text:style-name="T10">t</text:span><text:span text:style-name="T15">ox</text:span><text:span text:style-name="T9"> <text:s/>= 100 <text:s/>Å, <text:s text:c="2"/></text:span><text:span text:style-name="T18"></text:span><text:span text:style-name="T9">= 350 cm</text:span><text:span text:style-name="T21">2</text:span><text:span text:style-name="T9"> /V sec, V</text:span><text:span text:style-name="T15">t</text:span><text:span text:style-name="T9"> <text:s/>= 0.7 V, V</text:span><text:span text:style-name="T15">gs</text:span><text:span text:style-name="T9"> <text:s/>= </text:span><text:span text:style-name="T10">5V, <text:s/>W/L = 2.</text:span></text:p>
      <text:p text:style-name="P15"><text:span text:style-name="T11">3</text:span><text:span text:style-name="T10">. In a NMOS <text:s/></text:span><text:span text:style-name="T12">enhancement mode transistor </text:span><text:span text:style-name="T10">t</text:span><text:span text:style-name="T15">ox</text:span><text:span text:style-name="T9"> <text:s/>= 100 <text:s/>Å, <text:s text:c="2"/></text:span><text:span text:style-name="T18"></text:span><text:span text:style-name="T9">= 350 cm</text:span><text:span text:style-name="T21">2</text:span><text:span text:style-name="T9"> /V sec, V</text:span><text:span text:style-name="T15">t</text:span><text:span text:style-name="T9"> <text:s/>= 0.7 V, V</text:span><text:span text:style-name="T15">gs</text:span><text:span text:style-name="T9"> <text:s/>= </text:span><text:span text:style-name="T10">5V, V</text:span><text:span text:style-name="T16">ds</text:span><text:span text:style-name="T10"> <text:s/>=4V, W/L = 2. Calculate the current.</text:span></text:p>
      <text:p text:style-name="P15"><text:span text:style-name="T11">4</text:span><text:span text:style-name="T10">. </text:span><text:span text:style-name="T11">Deduce the characteristics of an NMOS </text:span><text:span text:style-name="T12">depletion mode transistor </text:span><text:span text:style-name="T11">for </text:span><text:span text:style-name="T10">t</text:span><text:span text:style-name="T17">ox</text:span><text:span text:style-name="T11"> <text:s/>= 100 <text:s/>Å, <text:s text:c="2"/></text:span><text:span text:style-name="T19"></text:span><text:span text:style-name="T11">= 350 cm</text:span><text:span text:style-name="T22">2</text:span><text:span text:style-name="T11"> /V sec, V</text:span><text:span text:style-name="T17">t</text:span><text:span text:style-name="T11"> <text:s/>= -</text:span><text:span text:style-name="T12">3</text:span><text:span text:style-name="T11">V, V</text:span><text:span text:style-name="T17">gs</text:span><text:span text:style-name="T11"> <text:s/>= </text:span><text:span text:style-name="T12">0</text:span><text:span text:style-name="T10">V, <text:s/>W/L = 2.</text:span></text:p>
      <text:p text:style-name="P15"><text:span text:style-name="T12">5. </text:span><text:span text:style-name="T11">Deduce the characteristics of an NMOS </text:span><text:span text:style-name="T12">depletion mode transistor </text:span><text:span text:style-name="T11">for </text:span><text:span text:style-name="T10">t</text:span><text:span text:style-name="T17">ox</text:span><text:span text:style-name="T11"> <text:s/>= 100 <text:s/>Å, <text:s text:c="2"/></text:span><text:span text:style-name="T19"></text:span><text:span text:style-name="T11">= 350 cm</text:span><text:span text:style-name="T22">2</text:span><text:span text:style-name="T11"> /V sec, V</text:span><text:span text:style-name="T17">t</text:span><text:span text:style-name="T11"> <text:s/>= -</text:span><text:span text:style-name="T12">3</text:span><text:span text:style-name="T11">V, V</text:span><text:span text:style-name="T17">gs</text:span><text:span text:style-name="T11"> <text:s/>= </text:span><text:span text:style-name="T12">0</text:span><text:span text:style-name="T10">V, <text:s/>W/L = 2, V</text:span><text:span text:style-name="T16">ds</text:span><text:span text:style-name="T10"> <text:s/>=4V.</text:span></text:p>
      <text:p text:style-name="P16">6. If you consider PMOS transistor, how the values will be changed in the problems of 2,3,4,5.</text:p>
      <text:p text:style-name="P16">7. Do the problems 2,3,4,5 considering PMOS transistors with the changed values done in problem 6.</text:p>
      <text:p text:style-name="P15"><text:span text:style-name="T13">8. A NMOS inverter is formed with pull-up and pull-down as depletion and enhancement mode transistors. <text:s/></text:span><text:span text:style-name="T14">On which parameter its performance is dependent?</text:span></text:p>
      <text:p text:style-name="P15"><text:span text:style-name="T14">9. </text:span><text:span text:style-name="T5"><text:s/></text:span><text:span text:style-name="T6">W</text:span><text:span text:style-name="T5">hat </text:span><text:span text:style-name="T6">are</text:span><text:span text:style-name="T5"> meant by Z</text:span><text:span text:style-name="T23">pu</text:span><text:span text:style-name="T5"> and Z</text:span><text:span text:style-name="T23">pd </text:span><text:span text:style-name="T6">for an inverter? W</text:span><text:span text:style-name="T5">hat is the significance of finding the ratio Z</text:span><text:span text:style-name="T23">pu</text:span><text:span text:style-name="T5">/Z</text:span><text:span text:style-name="T23">pd</text:span><text:span text:style-name="T5">.</text:span></text:p>
      <text:p text:style-name="P15"><text:span text:style-name="T6">10</text:span><text:span text:style-name="T7">. </text:span><text:span text:style-name="T5">Prove that Z</text:span><text:span text:style-name="T23">pu</text:span><text:span text:style-name="T5">/Z</text:span><text:span text:style-name="T23">pd <text:s/></text:span><text:span text:style-name="T5">of a</text:span><text:span text:style-name="T7">n ideal</text:span><text:span text:style-name="T5"> nMOS inverter is 4 : 1.</text:span></text:p>
      <text:p text:style-name="P15"><text:span text:style-name="T6">11</text:span><text:span text:style-name="T7">. </text:span><text:span text:style-name="T5">What will be the value of Z</text:span><text:span text:style-name="T23">pu</text:span><text:span text:style-name="T5">/Z</text:span><text:span text:style-name="T23">pd</text:span><text:span text:style-name="T5"> of a MOS inverter having the following parameters? V</text:span><text:span text:style-name="T23">th</text:span><text:span text:style-name="T5"> = Threshold voltage of MOS transistor = 0.34 V</text:span><text:span text:style-name="T23">DD</text:span><text:span text:style-name="T5">, where V</text:span><text:span text:style-name="T23">DD</text:span><text:span text:style-name="T5"> is the inverter’s supply voltage and V</text:span><text:span text:style-name="T23">inv</text:span><text:span text:style-name="T5"> <text:s/>= Logic threshold voltage of the inverter = 0.525 V</text:span><text:span text:style-name="T23">DD</text:span><text:span text:style-name="T5">.</text:span></text:p>
      <text:p text:style-name="P15"><text:span text:style-name="T6">12</text:span><text:span text:style-name="T7">. </text:span><text:span text:style-name="T5">An nMOS inverter is driven by another nMOS inverter having pull-up to pull-down ratio of 4·75 : 1, through three pass transistors each having threshold voltage of 0·275 VDD . Find the desired ratio of the pullup to pull-down impedance of the driven inverter.</text:span></text:p>
      <text:p text:style-name="P17"/>
      <text:p text:style-name="P8">Lecture-<text:span text:style-name="T25">9</text:span></text:p>
      <text:p text:style-name="P13">Inverter: CMOS</text:p>
      <text:p text:style-name="P20"><text:span text:style-name="T6">1. </text:span><text:span text:style-name="T5">For a CMOS inverter, explain the transfer characteristics and the variation of current with respect to input voltage V</text:span><text:span text:style-name="T23">in</text:span><text:span text:style-name="T5">. </text:span><text:span text:style-name="T6">Explain the conditions of the transistors at different stages.</text:span></text:p>
      <text:p text:style-name="P19"><text:span text:style-name="T6">2. </text:span><text:span text:style-name="T5">Deduce the pull-up to pull-down impedance ratio of an ideal CMOS inverter.</text:span></text:p>
      <text:p text:style-name="P19"><text:span text:style-name="T6">3. </text:span><text:span text:style-name="T7">For a CMOS inverter, describe the shift in transfer characteristics with respect to the variation in </text:span><text:span text:style-name="T8"></text:span><text:span text:style-name="T20"></text:span><text:span text:style-name="T24">n </text:span><text:span text:style-name="T7">/ </text:span><text:span text:style-name="T8"></text:span><text:span text:style-name="T20"></text:span><text:span text:style-name="T24">p</text:span><text:span text:style-name="T7">.</text:span></text:p>
      <text:p text:style-name="P21"/>
      <text:p text:style-name="P10"><text:span text:style-name="T26">Lecture-</text:span><text:span text:style-name="T27">10</text:span></text:p>
      <text:p text:style-name="P23"><text:span text:style-name="T27">1. </text:span><text:span text:style-name="T26">Implement the Boolean function </text:span><text:span text:style-name="T30">f=</text:span><text:span text:style-name="T26"> </text:span><text:span text:style-name="T31">ab</text:span><text:span text:style-name="T32">c</text:span><text:span text:style-name="T26">+ </text:span><text:span text:style-name="T31">abd+ <text:s/>acd</text:span><text:span text:style-name="T26"> with the help of nMOS.</text:span></text:p>
      <text:p text:style-name="P22"><text:span text:style-name="T27">2. </text:span><text:span text:style-name="T26">Implement the Boolean function </text:span><text:span text:style-name="T30">f=</text:span><text:span text:style-name="T26"> </text:span><text:span text:style-name="T31">ab</text:span><text:span text:style-name="T32">c</text:span><text:span text:style-name="T26">+ </text:span><text:span text:style-name="T31">abd+ <text:s/>acd</text:span><text:span text:style-name="T26"> with the help of pMOS.</text:span></text:p>
      <text:p text:style-name="P22"><text:span text:style-name="T27">3. </text:span><text:span text:style-name="T26">Implement the Boolean function </text:span><text:span text:style-name="T30">f=</text:span><text:span text:style-name="T26"> </text:span><text:span text:style-name="T31">ab</text:span><text:span text:style-name="T32">c</text:span><text:span text:style-name="T26">+ </text:span><text:span text:style-name="T31">abd+ <text:s/>acd</text:span><text:span text:style-name="T26"> with the help of a) CMOS Nand </text:span><text:span text:style-name="T27">b) </text:span><text:span text:style-name="T26">CMOS Nor.</text:span></text:p>
      <text:p text:style-name="P22"><text:span text:style-name="T27">4. </text:span><text:span text:style-name="T26">What is single complex cell design in CMOS? What are its advantages and disadvantages of it.</text:span></text:p>
      <text:p text:style-name="P22"><text:span text:style-name="T27">5. </text:span><text:span text:style-name="T26">Implement the Boolean function </text:span><text:span text:style-name="T30">f=</text:span><text:span text:style-name="T26"> </text:span><text:span text:style-name="T31">ab</text:span><text:span text:style-name="T32">c</text:span><text:span text:style-name="T31">+ abd +</text:span><text:span text:style-name="T26"></text:span><text:span text:style-name="T31">acd</text:span><text:span text:style-name="T26"> using single complex cell designs in four different ways (consider that for any input, its complement is also available).</text:span></text:p>
      <text:p text:style-name="P22"><text:span text:style-name="T27">6. </text:span><text:span text:style-name="T26">How are the circuits optimized at different levels?</text:span></text:p>
      <text:p text:style-name="P11"/>
      <text:p text:style-name="P11">Lecture-<text:span text:style-name="T25">11</text:span></text:p>
      <text:list xml:id="list2360522137" text:style-name="WW8Num3">
        <text:list-header>
          <text:p text:style-name="P25"><text:span text:style-name="T25">1. </text:span>What is the significance of stick diagram, as applicable in the design of VLSI? <text:s/>What is its advantage and limitation?</text:p>
          <text:p text:style-name="P24"><text:span text:style-name="T25">2. </text:span>Draw the layout of NAND and NOR using CMOS designs.</text:p>
          <text:p text:style-name="P24"><text:span text:style-name="T25">3. </text:span>How to reach mask diagram from stick diagram.</text:p>
          <text:p text:style-name="P24"><text:span text:style-name="T25">4. </text:span>Draw the coloured stick and mask diagrams for implementing the following Boolean functions :</text:p>
          <text:list>
            <text:list-item>
              <text:p text:style-name="P1"><text:span text:style-name="T26">f = <text:s/>A</text:span><text:span text:style-name="T33"></text:span><text:span text:style-name="T26">B <text:s/>+ </text:span><text:span text:style-name="T34">Ā</text:span><text:span text:style-name="T33"></text:span><text:span text:style-name="T34">C </text:span><text:span text:style-name="T26">[ using n MOS transistors]</text:span></text:p>
            </text:list-item>
            <text:list-item>
              <text:p text:style-name="P1"><text:span text:style-name="T26">g = ( w +x + z). (</text:span><text:span text:style-name="T33"></text:span><text:span text:style-name="T26">w <text:s/>+ xz ) <text:s/>[ using C MOS transistors</text:span><text:span text:style-name="T27">]</text:span><text:span text:style-name="T26">. </text:span></text:p>
            </text:list-item>
          </text:list>
          <text:p text:style-name="P26"><text:span text:style-name="T27">5. </text:span><text:span text:style-name="T26">Draw the coloured stick and mask diagrams for implementing the following Boolean functions : (<text:tab/><text:tab/><text:tab/></text:span><text:span text:style-name="T27">(</text:span><text:span text:style-name="T26">i) f = W </text:span><text:span text:style-name="T33"></text:span><text:span text:style-name="T26">XZ + </text:span><text:span text:style-name="T33"></text:span><text:span text:style-name="T26">W</text:span><text:span text:style-name="T33"></text:span><text:span text:style-name="T26">Y <text:s/>[ using n MOS transistors]</text:span></text:p>
        </text:list-header>
      </text:list>
      <text:p text:style-name="P2"><text:span text:style-name="T26">(ii) g = (A + </text:span><text:span text:style-name="T33"></text:span><text:span text:style-name="T26">B + D) (</text:span><text:span text:style-name="T33"></text:span><text:span text:style-name="T26">A + BD) [using CMOS transistors ]</text:span></text:p>
      <text:p text:style-name="P29"><text:span text:style-name="T27">6. </text:span><text:span text:style-name="T26">Draw the coloured stick and mask diagrams for implementing the following Boolean functions : <text:tab/><text:tab/><text:tab/>(i) f = A</text:span><text:span text:style-name="T33"></text:span><text:span text:style-name="T26">B + </text:span><text:span text:style-name="T33"></text:span><text:span text:style-name="T26">AC +</text:span><text:span text:style-name="T33"></text:span><text:span text:style-name="T26">CD <text:s/>[ using n MOS transistors</text:span><text:span text:style-name="T27">]</text:span></text:p>
      <text:p text:style-name="P2"><text:soft-page-break/><text:span text:style-name="T26"><text:tab/><text:tab/>(ii) g = (w + </text:span><text:span text:style-name="T33"></text:span><text:span text:style-name="T26">x ) (</text:span><text:span text:style-name="T33"></text:span><text:span text:style-name="T26">y + z) [using CMOS transistors</text:span><text:span text:style-name="T27">]/</text:span></text:p>
      <text:p text:style-name="P29"><text:span text:style-name="T27">7. </text:span><text:span text:style-name="T26">Draw the coloured stick and mask diagrams for implementing the following Boolean functions : <text:tab/>(i) f = (w+</text:span><text:span text:style-name="T33"></text:span><text:span text:style-name="T26">x +</text:span><text:span text:style-name="T33"></text:span><text:span text:style-name="T26">z) (</text:span><text:span text:style-name="T33"></text:span><text:span text:style-name="T26">w+y+x) <text:s/>[ using n MOS transistors]</text:span></text:p>
      <text:p text:style-name="P28"><text:span text:style-name="T26"><text:tab/><text:tab/>(ii) g = <text:s/></text:span><text:span text:style-name="T33"></text:span><text:span text:style-name="T26">AC</text:span><text:span text:style-name="T33"></text:span><text:span text:style-name="T26">D + A</text:span><text:span text:style-name="T33"></text:span><text:span text:style-name="T26">BC [using CMOS transistors ]</text:span></text:p>
      <text:list xml:id="list100742083420434" text:continue-numbering="true" text:style-name="WW8Num3">
        <text:list-header>
          <text:p text:style-name="P27"><text:span text:style-name="T27">8. </text:span><text:span text:style-name="T26">Draw the coloured stick and mask diagrams for implementing the following Boolean functions : <text:tab/><text:tab/><text:tab/>(i) f = A</text:span><text:span text:style-name="T33"></text:span><text:span text:style-name="T26">BC + </text:span><text:span text:style-name="T33"></text:span><text:span text:style-name="T26">AB</text:span><text:span text:style-name="T33"></text:span><text:span text:style-name="T26">C <text:s/>[ using n MOS transistors]</text:span></text:p>
        </text:list-header>
      </text:list>
      <text:p text:style-name="P2"><text:span text:style-name="T26"><text:tab/>(ii) g = (</text:span><text:span text:style-name="T33"></text:span><text:span text:style-name="T26">w +x+z) (w+</text:span><text:span text:style-name="T33"></text:span><text:span text:style-name="T26">x +</text:span><text:span text:style-name="T33"></text:span><text:span text:style-name="T26">z) [using CMOS transistors ]</text:span></text:p>
      <text:p text:style-name="P29"><text:span text:style-name="T27">9. </text:span><text:span text:style-name="T26">Draw the stick diagram of a shift register cell using a transmission gate followed by a CMOS inverter.</text:span></text:p>
      <text:p text:style-name="P28"><text:span text:style-name="T27">10. </text:span><text:span text:style-name="T26">Convert the stick diagram obtained in previous question to symbolic form and show an example of optimization in it.</text:span></text:p>
      <text:p text:style-name="P3"/>
      <text:p text:style-name="P11">Lecture-<text:span text:style-name="T35">12</text:span></text:p>
      <text:list xml:id="list100740927242124" text:continue-numbering="true" text:style-name="WW8Num3">
        <text:list-header>
          <text:p text:style-name="P6"><text:span text:style-name="T35">1. </text:span>Discuss the problems of manufacturing in sizing of the different elements in fabrication.</text:p>
          <text:p text:style-name="P5"><text:span text:style-name="T28">2. </text:span><text:span text:style-name="T26">What is design rule? What is the advantage of generalized design rule? </text:span></text:p>
          <text:p text:style-name="P5"><text:span text:style-name="T29">3. </text:span><text:span text:style-name="T26">What do you mean by </text:span><text:span text:style-name="T33"></text:span><text:span text:style-name="T36"></text:span><text:span text:style-name="T26">–based IC design rules?</text:span></text:p>
          <text:p text:style-name="P5"><text:span text:style-name="T29">4. </text:span><text:span text:style-name="T26">What are the rules of design rules.</text:span></text:p>
          <text:p text:style-name="P5"><text:span text:style-name="T29">5. </text:span><text:span text:style-name="T26">Explain nMOS design rules.</text:span></text:p>
          <text:p text:style-name="P5"><text:span text:style-name="T29">6. </text:span><text:span text:style-name="T26">Explain buring contact and butting contact in nMOS design. Compare their merits and demerits.</text:span></text:p>
          <text:p text:style-name="P5"><text:span text:style-name="T29">7. </text:span><text:span text:style-name="T26">Explain CMOS design rules. </text:span></text:p>
          <text:p text:style-name="P5"><text:span text:style-name="T29">8. </text:span><text:span text:style-name="T26">Explain the design rules for different contact cuts.</text:span></text:p>
          <text:p text:style-name="P5"><text:span text:style-name="T29">9. </text:span><text:span text:style-name="T26">Explain the design rules for via and cut.</text:span></text:p>
          <text:p text:style-name="P5"><text:span text:style-name="T29">10. </text:span><text:span text:style-name="T26">For a CMOS shift register cell draw the mask diagram conforming the </text:span><text:span text:style-name="T33"></text:span><text:span text:style-name="T26">–based design rules. <text:s/></text:span></text:p>
        </text:list-header>
      </text:list>
      <text:p text:style-name="P12"/>
      <text:p text:style-name="P3"/>
      <text:p text:style-name="P11">Lecture-<text:span text:style-name="T37">13</text:span></text:p>
      <text:p text:style-name="P11"/>
      <text:list xml:id="list100741811208976" text:continue-numbering="true" text:style-name="WW8Num3">
        <text:list-header>
          <text:p text:style-name="P6"><text:span text:style-name="T37">1. </text:span>Compare silicon versus Germanium in fabrication.</text:p>
          <text:p text:style-name="P4"><text:span text:style-name="T37">2. </text:span>Why is silicon preferred for fabrication? </text:p>
          <text:p text:style-name="P4"><text:span text:style-name="T37">3. </text:span>How the silicon wafer is prepared from sand? Explain the steps.</text:p>
          <text:p text:style-name="P4"><text:span text:style-name="T37">4. </text:span>What is photoresist? Explain its uses in fabrication process.</text:p>
          <text:p text:style-name="P4"><text:span text:style-name="T38">5. </text:span>Define lithography. </text:p>
          <text:p text:style-name="P4"><text:span text:style-name="T38">6. </text:span>Explain the basic processing steps in fabrication.</text:p>
          <text:p text:style-name="P4"><text:span text:style-name="T38">7. </text:span>Describe etching process.</text:p>
          <text:p text:style-name="P4"><text:span text:style-name="T38">8. </text:span>What is the role of silicon dioxide in fabrication?</text:p>
          <text:p text:style-name="P4"><text:span text:style-name="T38">9. </text:span>Explain the different steps in nMOS fabrication.</text:p>
          <text:p text:style-name="P4"><text:span text:style-name="T38">10. </text:span>What is polysilicon? What is its use in fabrication process?</text:p>
          <text:p text:style-name="P4"><text:span text:style-name="T38">11. </text:span>Explain the chemical vapour deposition technique.</text:p>
          <text:p text:style-name="P4"><text:span text:style-name="T1">12. </text:span>Explain the different fabrication steps in CMOS. Compare the p-well and n-well process in CMOS fabricatio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NewRomanPSMT+1" svg:font-family="TimesNewRomanPSMT+1, 'MS Mincho'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>
      <style:text-properties fo:font-size="11pt" style:font-size-asian="11pt" style:font-size-complex="11pt"/>
    </style:style>
    <style:style style:name="WW8Num3z1" style:family="text">
      <style:text-properties style:font-name="TimesNewRomanPSMT" fo:font-family="TimesNewRomanPSMT" style:font-family-generic="roman" fo:font-size="9.5pt" style:font-size-asian="9.5pt" style:font-name-complex="TimesNewRomanPSMT" style:font-family-complex="TimesNewRomanPSMT" style:font-family-generic-complex="roman" style:font-size-complex="11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i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0:06:47.497855644</meta:creation-date>
    <dc:date>2021-05-10T10:07:38.653551903</dc:date>
    <meta:editing-duration>PT53S</meta:editing-duration>
    <meta:editing-cycles>1</meta:editing-cycles>
    <meta:document-statistic meta:table-count="0" meta:image-count="0" meta:object-count="0" meta:page-count="2" meta:paragraph-count="67" meta:word-count="1037" meta:character-count="5444" meta:non-whitespace-character-count="4470"/>
    <meta:generator>LibreOffice/6.0.7.3$Linux_X86_64 LibreOffice_project/00m0$Build-3</meta:generator>
  </office:meta>
</office:document-meta>
</file>